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999999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3.184cm" svg:height="12.138cm" svg:x="17.814cm" svg:y="5.472cm">
            <draw:object draw:notify-on-update-of-ranges="Лист1.A1:Лист1.A1 Лист1.B1:Лист1.F1 Лист1.A2:Лист1.A2 Лист1.B2:Лист1.F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072cm" svg:height="10.333cm" svg:x="30.452cm" svg:y="7.517cm">
            <draw:object draw:notify-on-update-of-ranges="Лист1.A1:Лист1.A1 Лист1.B1:Лист1.F1 Лист1.A3:Лист1.A3 Лист1.B3:Лист1.F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.659cm" svg:height="11.023cm" svg:x="23.541cm" svg:y="7.118cm">
            <draw:object draw:notify-on-update-of-ranges="Лист1.A1:Лист1.A1 Лист1.B1:Лист1.F1 Лист1.A4:Лист1.A4 Лист1.B4:Лист1.F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8.888cm" svg:height="10.97cm" svg:x="16.3cm" svg:y="2.869cm">
            <draw:object draw:notify-on-update-of-ranges="Лист1.J2:Лист1.J2 Лист1.K3:Лист1.M3 Лист1.J3:Лист1.J3 Лист1.K2:Лист1.M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Число процессов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Размер</text:p>
          </table:table-cell>
          <table:table-cell office:value-type="string" calcext:value-type="string">
            <text:p>1000*1000*1000</text:p>
          </table:table-cell>
          <table:table-cell/>
          <table:table-cell office:value-type="string" calcext:value-type="string">
            <text:p>Размер</text:p>
          </table:table-cell>
          <table:table-cell office:value-type="string" calcext:value-type="string">
            <text:p>10*1000*1000</text:p>
          </table:table-cell>
          <table:table-cell office:value-type="string" calcext:value-type="string">
            <text:p>100.1000.1000</text:p>
          </table:table-cell>
          <table:table-cell office:value-type="string" calcext:value-type="string">
            <text:p>1000.1000.1000</text:p>
          </table:table-cell>
          <table:table-cell office:value-type="string" calcext:value-type="string">
            <text:p>Число процессов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Время работы</text:p>
          </table:table-cell>
          <table:table-cell office:value-type="float" office:value="1.939206" calcext:value-type="float">
            <text:p>1,939206</text:p>
          </table:table-cell>
          <table:table-cell office:value-type="float" office:value="0.984872" calcext:value-type="float">
            <text:p>0,984872</text:p>
          </table:table-cell>
          <table:table-cell office:value-type="float" office:value="0.984004" calcext:value-type="float">
            <text:p>0,984004</text:p>
          </table:table-cell>
          <table:table-cell office:value-type="float" office:value="0.592976" calcext:value-type="float">
            <text:p>0,592976</text:p>
          </table:table-cell>
          <table:table-cell office:value-type="float" office:value="0.249651" calcext:value-type="float">
            <text:p>0,249651</text:p>
          </table:table-cell>
          <table:table-cell table:number-columns-repeated="3"/>
          <table:table-cell office:value-type="string" calcext:value-type="string">
            <text:p>Время работы</text:p>
          </table:table-cell>
          <table:table-cell office:value-type="float" office:value="0.016151" calcext:value-type="float">
            <text:p>0,016151</text:p>
          </table:table-cell>
          <table:table-cell office:value-type="float" office:value="0.153904" calcext:value-type="float">
            <text:p>0,153904</text:p>
          </table:table-cell>
          <table:table-cell office:value-type="float" office:value="0.984004" calcext:value-type="float">
            <text:p>0,984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корение</text:p>
          </table:table-cell>
          <table:table-cell table:formula="of:=[.$B$2]/[.B2]" office:value-type="float" office:value="1" calcext:value-type="float">
            <text:p>1</text:p>
          </table:table-cell>
          <table:table-cell table:formula="of:=[.$B$2]/[.C2]" office:value-type="float" office:value="1.96899292496893" calcext:value-type="float">
            <text:p>1,96899292496893</text:p>
          </table:table-cell>
          <table:table-cell table:formula="of:=[.$B$2]/[.D2]" office:value-type="float" office:value="1.97072979378133" calcext:value-type="float">
            <text:p>1,97072979378133</text:p>
          </table:table-cell>
          <table:table-cell table:formula="of:=[.$B$2]/[.E2]" office:value-type="float" office:value="3.27029424462373" calcext:value-type="float">
            <text:p>3,27029424462373</text:p>
          </table:table-cell>
          <table:table-cell table:formula="of:=[.$B$2]/[.F2]" office:value-type="float" office:value="7.76766766405903" calcext:value-type="float">
            <text:p>7,76766766405903</text:p>
          </table:table-cell>
          <table:table-cell table:number-columns-repeated="3"/>
          <table:table-cell office:value-type="string" calcext:value-type="string">
            <text:p>Размер C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ффективность</text:p>
          </table:table-cell>
          <table:table-cell table:formula="of:=[.B3]/[.B1]" office:value-type="float" office:value="1" calcext:value-type="float">
            <text:p>1</text:p>
          </table:table-cell>
          <table:table-cell table:formula="of:=[.C3]/[.C1]" office:value-type="float" office:value="0.984496462484465" calcext:value-type="float">
            <text:p>0,984496462484465</text:p>
          </table:table-cell>
          <table:table-cell table:formula="of:=[.D3]/[.D1]" office:value-type="float" office:value="0.492682448445332" calcext:value-type="float">
            <text:p>0,492682448445332</text:p>
          </table:table-cell>
          <table:table-cell table:formula="of:=[.E3]/[.E1]" office:value-type="float" office:value="0.408786780577966" calcext:value-type="float">
            <text:p>0,408786780577966</text:p>
          </table:table-cell>
          <table:table-cell table:formula="of:=[.F3]/[.F1]" office:value-type="float" office:value="0.485479229003689" calcext:value-type="float">
            <text:p>0,485479229003689</text:p>
          </table:table-cell>
          <table:table-cell table:number-columns-repeated="9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style-name="ce1" office:value-type="string" calcext:value-type="string">
            <text:p>x\y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6.064019" calcext:value-type="float">
            <text:p>6,064019</text:p>
          </table:table-cell>
          <table:table-cell table:style-name="ce3" table:number-columns-repeated="4"/>
          <table:table-cell table:number-columns-repeated="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2" office:value-type="float" office:value="5.9997" calcext:value-type="float">
            <text:p>5,9997</text:p>
          </table:table-cell>
          <table:table-cell table:style-name="ce3" table:number-columns-repeated="3"/>
          <table:table-cell table:number-columns-repeated="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number-columns-repeated="2"/>
          <table:table-cell table:style-name="ce2" office:value-type="float" office:value="5.173656" calcext:value-type="float">
            <text:p>5,173656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number-columns-repeated="3"/>
          <table:table-cell table:style-name="ce2" office:value-type="float" office:value="5.912203" calcext:value-type="float">
            <text:p>5,912203</text:p>
          </table:table-cell>
          <table:table-cell table:style-name="ce3"/>
          <table:table-cell table:number-columns-repeated="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table:number-columns-repeated="4"/>
          <table:table-cell table:style-name="ce2" office:value-type="float" office:value="6.72543" calcext:value-type="float">
            <text:p>6,7254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3:34:43.764417828</meta:creation-date>
    <dc:date>2024-04-25T22:37:06.355636608</dc:date>
    <meta:editing-duration>PT55M6S</meta:editing-duration>
    <meta:editing-cycles>2</meta:editing-cycles>
    <meta:generator>LibreOffice/7.3.7.2$Linux_X86_64 LibreOffice_project/30$Build-2</meta:generator>
    <meta:document-statistic meta:table-count="1" meta:cell-count="5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85cm" svg:height="12.139cm" xlink:href=".." xlink:type="simple" chart:class="chart:scatter" chart:style-name="ch1">
        <chart:title svg:x="10.027cm" svg:y="0.378cm" chart:style-name="ch2">
          <text:p>Время работы</text:p>
        </chart:title>
        <chart:subtitle svg:x="7.897cm" svg:y="1.399cm" chart:style-name="ch3">
          <text:p>Размер "выходной" матрицы 1000x1000</text:p>
        </chart:subtitle>
        <chart:plot-area chart:style-name="ch4" table:cell-range-address="Лист1.A1:Лист1.F2" chart:data-source-has-labels="column" svg:x="1.474cm" svg:y="2.324cm" svg:width="21.248cm" svg:height="8.592cm">
          <chart:coordinate-region svg:x="2.201cm" svg:y="2.523cm" svg:width="20.334cm" svg:height="7.746cm"/>
          <chart:axis chart:dimension="x" chart:name="primary-x" chart:style-name="ch5">
            <chart:title svg:x="10.758cm" svg:y="11.158cm" chart:style-name="ch6">
              <text:p>Число процессов</text:p>
            </chart:title>
            <chart:grid chart:style-name="ch7" chart:class="major"/>
          </chart:axis>
          <chart:axis chart:dimension="y" chart:name="primary-y" chart:style-name="ch8">
            <chart:title svg:x="0.451cm" svg:y="8.106cm" chart:style-name="ch9">
              <text:p>Время работы, сек.</text:p>
            </chart:title>
            <chart:grid chart:style-name="ch7" chart:class="major"/>
          </chart:axis>
          <chart:series chart:style-name="ch10" chart:values-cell-range-address="Лист1.B2:Лист1.F2" chart:label-cell-address="Лист1.A2:Лист1.A2" chart:class="chart:scatter">
            <chart:domain table:cell-range-address="Лист1.B1:Лист1.F1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Лист1.B1:Лист1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Время работы</text:p>
                <draw:g>
                  <svg:desc>Лист1.A2:Лист1.A2</svg:desc>
                </draw:g>
              </table:table-cell>
              <table:table-cell office:value-type="float" office:value="1.939206">
                <text:p>1.939206</text:p>
                <draw:g>
                  <svg:desc>Лист1.B2:Лист1.F2</svg:desc>
                </draw:g>
              </table:table-cell>
              <table:table-cell office:value-type="float" office:value="0.984872">
                <text:p>0.984872</text:p>
              </table:table-cell>
              <table:table-cell office:value-type="float" office:value="0.984004">
                <text:p>0.984004</text:p>
              </table:table-cell>
              <table:table-cell office:value-type="float" office:value="0.592976">
                <text:p>0.592976</text:p>
              </table:table-cell>
              <table:table-cell office:value-type="float" office:value="0.249651">
                <text:p>0.249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73cm" svg:height="10.334cm" xlink:href=".." xlink:type="simple" chart:class="chart:scatter" chart:style-name="ch1">
        <chart:title svg:x="2.784cm" svg:y="0.397cm" chart:style-name="ch2">
          <text:p>Ускорение относитьльно параллельной программы, запущенной на 1 процессе</text:p>
        </chart:title>
        <chart:subtitle svg:x="5.759cm" svg:y="1.83cm" chart:style-name="ch3">
          <text:p>Размер "выходной" матрицы: 1000x1000x1000</text:p>
        </chart:subtitle>
        <chart:plot-area chart:style-name="ch4" table:cell-range-address="Лист1.A1:Лист1.F1 Лист1.A3:Лист1.F3" chart:data-source-has-labels="column" svg:x="1.412cm" svg:y="2.719cm" svg:width="18.26cm" svg:height="6.428cm">
          <chart:coordinate-region svg:x="1.848cm" svg:y="2.919cm" svg:width="17.637cm" svg:height="5.581cm"/>
          <chart:axis chart:dimension="x" chart:name="primary-x" chart:style-name="ch5">
            <chart:title svg:x="9.202cm" svg:y="9.353cm" chart:style-name="ch6">
              <text:p>Число процессов</text:p>
            </chart:title>
            <chart:grid chart:style-name="ch7" chart:class="major"/>
          </chart:axis>
          <chart:axis chart:dimension="y" chart:name="primary-y" chart:style-name="ch5">
            <chart:title svg:x="0.451cm" svg:y="6.797cm" chart:style-name="ch8">
              <text:p>Ускорение</text:p>
            </chart:title>
            <chart:grid chart:style-name="ch7" chart:class="major"/>
          </chart:axis>
          <chart:series chart:style-name="ch9" chart:values-cell-range-address="Лист1.B3:Лист1.F3" chart:label-cell-address="Лист1.A3:Лист1.A3" chart:class="chart:scatter">
            <chart:domain table:cell-range-address="Лист1.B1:Лист1.F1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Лист1.B1:Лист1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Ускорение</text:p>
                <draw:g>
                  <svg:desc>Лист1.A3:Лист1.A3</svg:desc>
                </draw:g>
              </table:table-cell>
              <table:table-cell office:value-type="float" office:value="1">
                <text:p>1</text:p>
                <draw:g>
                  <svg:desc>Лист1.B3:Лист1.F3</svg:desc>
                </draw:g>
              </table:table-cell>
              <table:table-cell office:value-type="float" office:value="1.96899292496893">
                <text:p>1.96899292496893</text:p>
              </table:table-cell>
              <table:table-cell office:value-type="float" office:value="1.97072979378133">
                <text:p>1.97072979378133</text:p>
              </table:table-cell>
              <table:table-cell office:value-type="float" office:value="3.27029424462373">
                <text:p>3.27029424462373</text:p>
              </table:table-cell>
              <table:table-cell office:value-type="float" office:value="7.76766766405903">
                <text:p>7.767667664059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6cm" svg:height="11.024cm" xlink:href=".." xlink:type="simple" chart:class="chart:scatter" chart:style-name="ch1">
        <chart:title svg:x="5.95cm" svg:y="0.356cm" chart:style-name="ch2">
          <text:p>Эффективность распараллеливания</text:p>
        </chart:title>
        <chart:subtitle svg:x="5.606cm" svg:y="1.355cm" chart:style-name="ch3">
          <text:p>Размер "выходной" матрицы 1000x1000x1000</text:p>
        </chart:subtitle>
        <chart:plot-area chart:style-name="ch4" table:cell-range-address="Лист1.A1:Лист1.F1 Лист1.A4:Лист1.F4" chart:data-source-has-labels="column" svg:x="1.404cm" svg:y="2.258cm" svg:width="17.863cm" svg:height="7.565cm">
          <chart:coordinate-region svg:x="2.131cm" svg:y="2.458cm" svg:width="16.949cm" svg:height="6.718cm"/>
          <chart:axis chart:dimension="x" chart:name="primary-x" chart:style-name="ch5">
            <chart:title svg:x="8.995cm" svg:y="10.043cm" chart:style-name="ch6">
              <text:p>Число процессов</text:p>
            </chart:title>
            <chart:grid chart:style-name="ch7" chart:class="major"/>
          </chart:axis>
          <chart:axis chart:dimension="y" chart:name="primary-y" chart:style-name="ch8">
            <chart:title svg:x="0.451cm" svg:y="7.288cm" chart:style-name="ch9">
              <text:p>Эффективность</text:p>
            </chart:title>
            <chart:grid chart:style-name="ch7" chart:class="major"/>
          </chart:axis>
          <chart:series chart:style-name="ch10" chart:values-cell-range-address="Лист1.B4:Лист1.F4" chart:label-cell-address="Лист1.A4:Лист1.A4" chart:class="chart:scatter">
            <chart:domain table:cell-range-address="Лист1.B1:Лист1.F1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Лист1.B1:Лист1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Эффективность</text:p>
                <draw:g>
                  <svg:desc>Лист1.A4:Лист1.A4</svg:desc>
                </draw:g>
              </table:table-cell>
              <table:table-cell office:value-type="float" office:value="1">
                <text:p>1</text:p>
                <draw:g>
                  <svg:desc>Лист1.B4:Лист1.F4</svg:desc>
                </draw:g>
              </table:table-cell>
              <table:table-cell office:value-type="float" office:value="0.984496462484465">
                <text:p>0.984496462484465</text:p>
              </table:table-cell>
              <table:table-cell office:value-type="float" office:value="0.492682448445332">
                <text:p>0.492682448445332</text:p>
              </table:table-cell>
              <table:table-cell office:value-type="float" office:value="0.408786780577966">
                <text:p>0.408786780577966</text:p>
              </table:table-cell>
              <table:table-cell office:value-type="float" office:value="0.485479229003689">
                <text:p>0.4854792290036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89cm" svg:height="10.971cm" xlink:href=".." xlink:type="simple" chart:class="chart:scatter" chart:style-name="ch1">
        <chart:title svg:x="3.831cm" svg:y="0.355cm" chart:style-name="ch2">
          <text:p>Зависимость времени работы от размера матрицы C</text:p>
        </chart:title>
        <chart:plot-area chart:style-name="ch3" table:cell-range-address="Лист1.J2:Лист1.M3" chart:data-source-has-labels="column" svg:x="1.388cm" svg:y="1.353cm" svg:width="17.124cm" svg:height="8.418cm">
          <chart:coordinate-region svg:x="2.115cm" svg:y="1.553cm" svg:width="15.747cm" svg:height="7.571cm"/>
          <chart:axis chart:dimension="x" chart:name="primary-x" chart:style-name="ch4">
            <chart:title svg:x="9.165cm" svg:y="9.99cm" chart:style-name="ch5">
              <text:p>Размер C</text:p>
            </chart:title>
            <chart:grid chart:style-name="ch6" chart:class="major"/>
          </chart:axis>
          <chart:axis chart:dimension="y" chart:name="primary-y" chart:style-name="ch7">
            <chart:title svg:x="0.451cm" svg:y="7.008cm" chart:style-name="ch8">
              <text:p>Время работы, сек</text:p>
            </chart:title>
            <chart:grid chart:style-name="ch6" chart:class="major"/>
          </chart:axis>
          <chart:series chart:style-name="ch9" chart:values-cell-range-address="Лист1.K2:Лист1.M2" chart:label-cell-address="Лист1.J3:Лист1.J3" chart:class="chart:scatter">
            <chart:domain table:cell-range-address="Лист1.K3:Лист1.M3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Строка 3</text:p>
                <draw:g>
                  <svg:desc/>
                </draw:g>
              </table:table-cell>
              <table:table-cell office:value-type="float" office:value="10000">
                <text:p>10000</text:p>
                <draw:g>
                  <svg:desc>Лист1.K3:Лист1.M3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Размер C</text:p>
                <draw:g>
                  <svg:desc>Лист1.J3:Лист1.J3</svg:desc>
                </draw:g>
              </table:table-cell>
              <table:table-cell office:value-type="float" office:value="0.016151">
                <text:p>0.016151</text:p>
                <draw:g>
                  <svg:desc>Лист1.K2:Лист1.M2</svg:desc>
                </draw:g>
              </table:table-cell>
              <table:table-cell office:value-type="float" office:value="0.153904">
                <text:p>0.153904</text:p>
              </table:table-cell>
              <table:table-cell office:value-type="float" office:value="0.984004">
                <text:p>0.984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